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vertical-align="middle" fo:min-height="0.71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0" draw:id="id10" draw:layer="layout" svg:width="5.32cm" svg:height="0.963cm" svg:x="19.65cm" svg:y="10.937cm">
          <draw:text-box>
            <text:p text:style-name="P1">matrix_all_bound</text:p>
          </draw:text-box>
        </draw:frame>
        <draw:frame draw:style-name="gr1" draw:text-style-name="P2" xml:id="id18" draw:id="id18" draw:layer="layout" svg:width="5.32cm" svg:height="0.963cm" svg:x="19.13cm" svg:y="13.087cm">
          <draw:text-box>
            <text:p text:style-name="P1"><text:span text:style-name="T1">list_all_bound</text:span></text:p>
          </draw:text-box>
        </draw:frame>
        <draw:frame draw:style-name="gr1" draw:text-style-name="P2" xml:id="id14" draw:id="id14" draw:layer="layout" svg:width="2.57cm" svg:height="0.963cm" svg:x="25.28cm" svg:y="8.9cm">
          <draw:text-box>
            <text:p text:style-name="P1"><text:span text:style-name="T1">pick_one</text:span></text:p>
          </draw:text-box>
        </draw:frame>
        <draw:frame draw:style-name="gr1" draw:text-style-name="P2" xml:id="id12" draw:id="id12" draw:layer="layout" svg:width="1.45cm" svg:height="0.963cm" svg:x="20.2cm" svg:y="9.037cm">
          <draw:text-box>
            <text:p text:style-name="P1"><text:span text:style-name="T1">len</text:span></text:p>
          </draw:text-box>
        </draw:frame>
        <draw:frame draw:style-name="gr1" draw:text-style-name="P2" xml:id="id1" draw:id="id1" draw:layer="layout" svg:width="5.32cm" svg:height="0.963cm" svg:x="12.5cm" svg:y="1.537cm">
          <draw:text-box>
            <text:p text:style-name="P1"><text:span text:style-name="T1">sudoku</text:span></text:p>
          </draw:text-box>
        </draw:frame>
        <draw:frame draw:style-name="gr1" draw:text-style-name="P2" xml:id="id3" draw:id="id3" draw:layer="layout" svg:width="5.32cm" svg:height="0.963cm" svg:x="5.6cm" svg:y="3.037cm">
          <draw:text-box>
            <text:p text:style-name="P1"><text:span text:style-name="T1">make_links</text:span></text:p>
          </draw:text-box>
        </draw:frame>
        <draw:frame draw:style-name="gr1" draw:text-style-name="P2" xml:id="id4" draw:id="id4" draw:layer="layout" svg:width="5.32cm" svg:height="0.963cm" svg:x="8cm" svg:y="5.037cm">
          <draw:text-box>
            <text:p text:style-name="P1"><text:span text:style-name="T1">make_link</text:span></text:p>
          </draw:text-box>
        </draw:frame>
        <draw:frame draw:style-name="gr1" draw:text-style-name="P2" xml:id="id15" draw:id="id15" draw:layer="layout" svg:width="1.87cm" svg:height="0.963cm" svg:x="22.93cm" svg:y="8.887cm">
          <draw:text-box>
            <text:p text:style-name="P1"><text:span text:style-name="T1">max</text:span></text:p>
          </draw:text-box>
        </draw:frame>
        <draw:frame draw:style-name="gr1" draw:text-style-name="P2" xml:id="id17" draw:id="id17" draw:layer="layout" svg:width="5.32cm" svg:height="0.963cm" svg:x="13.28cm" svg:y="13.037cm">
          <draw:text-box>
            <text:p text:style-name="P1"><text:span text:style-name="T1">bound_member</text:span></text:p>
          </draw:text-box>
        </draw:frame>
        <draw:frame draw:style-name="gr1" draw:text-style-name="P2" xml:id="id11" draw:id="id11" draw:layer="layout" svg:width="3.72cm" svg:height="0.963cm" svg:x="15.93cm" svg:y="9cm">
          <draw:text-box>
            <text:p text:style-name="P1"><text:span text:style-name="T1">find_choices</text:span></text:p>
          </draw:text-box>
        </draw:frame>
        <draw:frame draw:style-name="gr1" draw:text-style-name="P2" xml:id="id16" draw:id="id16" draw:layer="layout" svg:width="3.97cm" svg:height="0.963cm" svg:x="14.65cm" svg:y="11.087cm">
          <draw:text-box>
            <text:p text:style-name="P1"><text:span text:style-name="T1">find_rest_choices</text:span></text:p>
          </draw:text-box>
        </draw:frame>
        <draw:frame draw:style-name="gr1" draw:text-style-name="P2" xml:id="id7" draw:id="id7" draw:layer="layout" svg:width="3.1cm" svg:height="0.963cm" svg:x="7.5cm" svg:y="9.037cm">
          <draw:text-box>
            <text:p text:style-name="P1"><text:span text:style-name="T1">element_at</text:span></text:p>
          </draw:text-box>
        </draw:frame>
        <draw:frame draw:style-name="gr1" draw:text-style-name="P2" xml:id="id8" draw:id="id8" draw:layer="layout" svg:width="4.17cm" svg:height="0.963cm" svg:x="11.05cm" svg:y="9.1cm">
          <draw:text-box>
            <text:p text:style-name="P1"><text:span text:style-name="T1">sub_square_index</text:span></text:p>
          </draw:text-box>
        </draw:frame>
        <draw:frame draw:style-name="gr1" draw:text-style-name="P2" xml:id="id9" draw:id="id9" draw:layer="layout" svg:width="5.32cm" svg:height="0.963cm" svg:x="1.38cm" svg:y="9.087cm">
          <draw:text-box>
            <text:p text:style-name="P1"><text:span text:style-name="T1">sub_square_elem_index</text:span></text:p>
          </draw:text-box>
        </draw:frame>
        <draw:frame draw:style-name="gr1" draw:text-style-name="P2" xml:id="id2" draw:id="id2" draw:layer="layout" svg:width="5.32cm" svg:height="0.963cm" svg:x="19.349cm" svg:y="4.951cm">
          <draw:text-box>
            <text:p text:style-name="P1"><text:span text:style-name="T1">solve</text:span></text:p>
          </draw:text-box>
        </draw:frame>
        <draw:frame draw:style-name="gr1" draw:text-style-name="P2" xml:id="id13" draw:id="id13" draw:layer="layout" svg:width="2.55cm" svg:height="0.963cm" svg:x="25.23cm" svg:y="7cm">
          <draw:text-box>
            <text:p text:style-name="P1"><text:span text:style-name="T1">solve_1</text:span></text:p>
          </draw:text-box>
        </draw:frame>
        <draw:frame draw:style-name="gr1" draw:text-style-name="P2" xml:id="id5" draw:id="id5" draw:layer="layout" svg:width="5.32cm" svg:height="0.963cm" svg:x="1.68cm" svg:y="5cm">
          <draw:text-box>
            <text:p text:style-name="P1"><text:span text:style-name="T1">make_open_matrix</text:span></text:p>
          </draw:text-box>
        </draw:frame>
        <draw:frame draw:style-name="gr1" draw:text-style-name="P2" xml:id="id6" draw:id="id6" draw:layer="layout" svg:width="3.77cm" svg:height="0.963cm" svg:x="1.68cm" svg:y="7.037cm">
          <draw:text-box>
            <text:p text:style-name="P1"><text:span text:style-name="T1">make_open_list</text:span></text:p>
          </draw:text-box>
        </draw:frame>
        <draw:connector draw:style-name="gr2" draw:text-style-name="P3" draw:layer="layout" draw:type="line" svg:x1="15.16cm" svg:y1="2.5cm" svg:x2="22.009cm" svg:y2="4.951cm" draw:start-shape="id1" draw:start-glue-point="2" draw:end-shape="id2" draw:end-glue-point="0" svg:d="M15160 2500l6849 2451" svg:viewBox="0 0 6850 2452">
          <text:p/>
        </draw:connector>
        <draw:connector draw:style-name="gr2" draw:text-style-name="P3" draw:layer="layout" draw:type="line" svg:x1="15.16cm" svg:y1="2.5cm" svg:x2="8.26cm" svg:y2="3.037cm" draw:start-shape="id1" draw:start-glue-point="2" draw:end-shape="id3" draw:end-glue-point="0" svg:d="M15160 2500l-6900 537" svg:viewBox="0 0 6901 538">
          <text:p/>
        </draw:connector>
        <draw:connector draw:style-name="gr2" draw:text-style-name="P3" draw:layer="layout" draw:type="line" svg:x1="8.26cm" svg:y1="4cm" svg:x2="10.66cm" svg:y2="5.037cm" draw:start-shape="id3" draw:start-glue-point="2" draw:end-shape="id4" draw:end-glue-point="0" svg:d="M8260 4000l2400 1037" svg:viewBox="0 0 2401 1038">
          <text:p/>
        </draw:connector>
        <draw:connector draw:style-name="gr2" draw:text-style-name="P3" draw:layer="layout" draw:type="line" svg:x1="8.26cm" svg:y1="4cm" svg:x2="4.34cm" svg:y2="5cm" draw:start-shape="id3" draw:start-glue-point="2" draw:end-shape="id5" draw:end-glue-point="0" svg:d="M8260 4000l-3920 1000" svg:viewBox="0 0 3921 1001">
          <text:p/>
        </draw:connector>
        <draw:connector draw:style-name="gr2" draw:text-style-name="P3" draw:layer="layout" draw:type="line" svg:x1="4.34cm" svg:y1="5.963cm" svg:x2="3.565cm" svg:y2="7.037cm" draw:start-shape="id5" draw:start-glue-point="2" draw:end-shape="id6" draw:end-glue-point="0" svg:d="M4340 5963l-775 1074" svg:viewBox="0 0 776 1075">
          <text:p/>
        </draw:connector>
        <draw:connector draw:style-name="gr2" draw:text-style-name="P3" draw:layer="layout" draw:type="line" svg:x1="10.66cm" svg:y1="6cm" svg:x2="9.05cm" svg:y2="9.037cm" draw:start-shape="id4" draw:start-glue-point="2" draw:end-shape="id7" draw:end-glue-point="0" svg:d="M10660 6000l-1610 3037" svg:viewBox="0 0 1611 3038">
          <text:p/>
        </draw:connector>
        <draw:connector draw:style-name="gr2" draw:text-style-name="P3" draw:layer="layout" draw:type="line" svg:x1="10.66cm" svg:y1="6cm" svg:x2="13.135cm" svg:y2="9.1cm" draw:start-shape="id4" draw:start-glue-point="2" draw:end-shape="id8" draw:end-glue-point="0" svg:d="M10660 6000l2475 3100" svg:viewBox="0 0 2476 3101">
          <text:p/>
        </draw:connector>
        <draw:connector draw:style-name="gr2" draw:text-style-name="P3" draw:layer="layout" draw:type="line" svg:x1="10.66cm" svg:y1="6cm" svg:x2="4.04cm" svg:y2="9.087cm" draw:start-shape="id4" draw:start-glue-point="2" draw:end-shape="id9" draw:end-glue-point="0" svg:d="M10660 6000l-6620 3087" svg:viewBox="0 0 6621 3088">
          <text:p/>
        </draw:connector>
        <draw:connector draw:style-name="gr2" draw:text-style-name="P3" draw:layer="layout" draw:type="line" svg:x1="22.009cm" svg:y1="5.914cm" svg:x2="22.31cm" svg:y2="10.937cm" draw:start-shape="id2" draw:start-glue-point="2" draw:end-shape="id10" draw:end-glue-point="0" svg:d="M22009 5914l301 5023" svg:viewBox="0 0 302 5024">
          <text:p/>
        </draw:connector>
        <draw:connector draw:style-name="gr2" draw:text-style-name="P3" draw:layer="layout" draw:type="line" svg:x1="22.009cm" svg:y1="5.914cm" svg:x2="9.05cm" svg:y2="9.037cm" draw:start-shape="id2" draw:start-glue-point="2" draw:end-shape="id7" draw:end-glue-point="0" svg:d="M22009 5914l-12959 3123" svg:viewBox="0 0 12960 3124">
          <text:p/>
        </draw:connector>
        <draw:connector draw:style-name="gr2" draw:text-style-name="P3" draw:layer="layout" draw:type="line" svg:x1="22.009cm" svg:y1="5.914cm" svg:x2="13.135cm" svg:y2="9.1cm" draw:start-shape="id2" draw:start-glue-point="2" draw:end-shape="id8" draw:end-glue-point="0" svg:d="M22009 5914l-8874 3186" svg:viewBox="0 0 8875 3187">
          <text:p/>
        </draw:connector>
        <draw:connector draw:style-name="gr2" draw:text-style-name="P3" draw:layer="layout" draw:type="line" svg:x1="22.009cm" svg:y1="5.914cm" svg:x2="17.79cm" svg:y2="9cm" draw:start-shape="id2" draw:start-glue-point="2" draw:end-shape="id11" draw:end-glue-point="0" svg:d="M22009 5914l-4219 3086" svg:viewBox="0 0 4220 3087">
          <text:p/>
        </draw:connector>
        <draw:connector draw:style-name="gr2" draw:text-style-name="P3" draw:layer="layout" draw:type="line" svg:x1="22.009cm" svg:y1="5.914cm" svg:x2="20.925cm" svg:y2="9.037cm" draw:start-shape="id2" draw:start-glue-point="2" draw:end-shape="id12" draw:end-glue-point="0" svg:d="M22009 5914l-1084 3123" svg:viewBox="0 0 1085 3124">
          <text:p/>
        </draw:connector>
        <draw:connector draw:style-name="gr2" draw:text-style-name="P3" draw:layer="layout" draw:type="line" svg:x1="22.009cm" svg:y1="5.914cm" svg:x2="26.505cm" svg:y2="7cm" draw:start-shape="id2" draw:start-glue-point="2" draw:end-shape="id13" draw:end-glue-point="0" svg:d="M22009 5914l4496 1086" svg:viewBox="0 0 4497 1087">
          <text:p/>
        </draw:connector>
        <draw:connector draw:style-name="gr2" draw:text-style-name="P3" draw:layer="layout" draw:type="line" svg:x1="26.505cm" svg:y1="7.963cm" svg:x2="26.565cm" svg:y2="8.9cm" draw:start-shape="id13" draw:start-glue-point="2" draw:end-shape="id14" draw:end-glue-point="0" svg:d="M26505 7963l60 937" svg:viewBox="0 0 61 938">
          <text:p/>
        </draw:connector>
        <draw:connector draw:style-name="gr2" draw:text-style-name="P3" draw:layer="layout" svg:x1="27.78cm" svg:y1="7.481cm" svg:x2="22.009cm" svg:y2="4.951cm" draw:start-shape="id13" draw:start-glue-point="1" draw:end-shape="id2" draw:end-glue-point="0" svg:d="M27780 7481h501v-3031h-6272v501" svg:viewBox="0 0 6273 3032">
          <text:p/>
        </draw:connector>
        <draw:connector draw:style-name="gr2" draw:text-style-name="P3" draw:layer="layout" draw:type="line" svg:x1="26.505cm" svg:y1="7.963cm" svg:x2="23.865cm" svg:y2="8.887cm" draw:start-shape="id13" draw:start-glue-point="2" draw:end-shape="id15" draw:end-glue-point="0" svg:d="M26505 7963l-2640 924" svg:viewBox="0 0 2641 925">
          <text:p/>
        </draw:connector>
        <draw:connector draw:style-name="gr2" draw:text-style-name="P3" draw:layer="layout" draw:type="line" svg:x1="17.79cm" svg:y1="9.963cm" svg:x2="16.635cm" svg:y2="11.087cm" draw:start-shape="id11" draw:start-glue-point="2" draw:end-shape="id16" draw:end-glue-point="0" svg:d="M17790 9963l-1155 1124" svg:viewBox="0 0 1156 1125">
          <text:p/>
        </draw:connector>
        <draw:connector draw:style-name="gr2" draw:text-style-name="P3" draw:layer="layout" draw:type="line" svg:x1="16.635cm" svg:y1="12.05cm" svg:x2="15.94cm" svg:y2="13.037cm" draw:start-shape="id16" draw:start-glue-point="2" draw:end-shape="id17" draw:end-glue-point="0" svg:d="M16635 12050l-695 987" svg:viewBox="0 0 696 988">
          <text:p/>
        </draw:connector>
        <draw:connector draw:style-name="gr2" draw:text-style-name="P3" draw:layer="layout" draw:type="line" svg:x1="22.31cm" svg:y1="11.9cm" svg:x2="21.79cm" svg:y2="13.087cm" draw:start-shape="id10" draw:start-glue-point="2" draw:end-shape="id18" draw:end-glue-point="0" svg:d="M22310 11900l-520 1187" svg:viewBox="0 0 521 11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6:32:24.256000000</meta:creation-date>
    <dc:date>2019-09-17T17:12:36.138000000</dc:date>
    <meta:editing-duration>PT8M34S</meta:editing-duration>
    <meta:editing-cycles>1</meta:editing-cycles>
    <meta:generator>LibreOffice/6.0.4.2$Windows_X86_64 LibreOffice_project/9b0d9b32d5dcda91d2f1a96dc04c645c450872bf</meta:generator>
    <meta:document-statistic meta:object-count="38"/>
  </office:meta>
</office:document-meta>
</file>